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Heading_20_2">
      <style:paragraph-properties fo:line-height="100%" fo:text-align="start" style:justify-single-word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livro">
        <text:section text:style-name="Sect1" text:name="Seção1">
          <text:section text:style-name="Sect1" text:name="Seção2">
            <text:section text:style-name="Sect1" text:name="Seção3">
              <text:section text:style-name="Sect1" text:name="Seção4">
                <text:section text:style-name="Sect1" text:name="Seção5">
                  <text:section text:style-name="Sect1" text:name="Seção6">
                    <text:section text:style-name="Sect1" text:name="Seção7">
                      <text:section text:style-name="Sect1" text:name="Seção8">
                        <text:section text:style-name="Sect1" text:name="Seção9">
                          <text:section text:style-name="Sect1" text:name="Seção10">
                            <text:section text:style-name="Sect1" text:name="Seção11">
                              <text:section text:style-name="Sect1" text:name="Seção12">
                                <text:section text:style-name="Sect1" text:name="Seção13">
                                  <text:section text:style-name="Sect1" text:name="Seção14">
                                    <text:section text:style-name="Sect1" text:name="Seção15">
                                      <text:section text:style-name="Sect1" text:name="Seção16">
                                        <text:section text:style-name="Sect1" text:name="Seção17">
                                          <text:section text:style-name="Sect1" text:name="Seção18">
                                            <text:section text:style-name="Sect1" text:name="Seção19">
                                              <text:section text:style-name="Sect1" text:name="Seção20">
                                                <text:section text:style-name="Sect1" text:name="Seção21">
                                                  <text:section text:style-name="Sect1" text:name="Seção22">
                                                    <text:section text:style-name="Sect1" text:name="Seção23">
                                                      <text:h text:style-name="P2" text:outline-level="2"><text:bookmark text:name="livro"/>3 João</text:h>
                                                      <text:section text:style-name="Sect1" text:name="cap1">
                                                        <text:p text:style-name="P1">1 O ancião ao amado Gaio, a quem eu amo em verdade.</text:p>
                                                        <text:p text:style-name="P1">2 Amado, desejo que te vá bem em todas as coisas, e que tenhas saúde, assim como bem vai à tua alma.</text:p>
                                                        <text:p text:style-name="P1">3 Porque muito me alegrei quando os irmãos vieram e testificaram da tua verdade, como tu andas na verdade.</text:p>
                                                        <text:p text:style-name="P1">4 Não tenho maior gozo do que este: o de ouvir que os meus filhos andam na verdade.</text:p>
                                                        <text:p text:style-name="P1">5 Amado, procedes fielmente em tudo o que fazes para com os irmãos, especialmente para com os estranhos,</text:p>
                                                        <text:p text:style-name="P1">6 os quais diante da igreja testificaram do teu amor; aos quais, se os encaminhares na sua viagem de um modo digno de Deus, bem farás;</text:p>
                                                        <text:p text:style-name="P1">7 porque por amor do Nome saíram, sem nada aceitar dos gentios.</text:p>
                                                        <text:p text:style-name="P1">8 Portanto aos tais devemos acolher, para que sejamos cooperadores da verdade.</text:p>
                                                        <text:p text:style-name="P1">9 Escrevi alguma coisa à igreja; mas Diótrefes, que gosta de ter entre eles a primazia, não nos recebe.</text:p>
                                                        <text:p text:style-name="P1">10 Pelo que, se eu aí for, trarei à memoria as obras que ele faz, proferindo contra nós palavras maliciosas; e, não contente com isto, ele não somente deixa de receber os irmãos, mas aos que os querem receber ele proíbe de o fazerem e ainda os exclui da igreja.</text:p>
                                                        <text:p text:style-name="P1">11 Amado, não imites o mal, mas o bem. Quem faz o bem é de Deus; mas quem faz o mal não tem visto a Deus.</text:p>
                                                        <text:p text:style-name="P1">12 De Demétrio, porém, todos, e até a própria verdade, dão testemunho; e nós também damos testemunho; e sabes que o nosso testemunho é verdadeiro.</text:p>
                                                        <text:p text:style-name="P1">13 Tinha eu muitas coisas que te escrever, mas não o quero fazer com tinta e pena.</text:p>
                                                        <text:p text:style-name="P1">14 Espero, porém, ver-te brevemente, e falaremos face a face.</text:p>
                                                        <text:p text:style-name="P1">15 Paz seja contigo. Os amigos te saúdam. Saúda os amigos nominalmente.</text:p>
                                                      </text:section>
                                                    </text:section>
                                                  </text:section>
                                                </text:section>
                                              </text:section>
                                            </text:section>
                                          </text:section>
                                        </text:section>
                                      </text:section>
                                    </text:section>
                                  </text:section>
                                </text:section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9T16:58:01.635096135</meta:creation-date>
    <dc:date>2023-10-29T18:02:27.521004448</dc:date>
    <meta:editing-duration>PT33M31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300" meta:character-count="1554" meta:non-whitespace-character-count="1270"/>
  </office:meta>
</office:document-meta>
</file>